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66ff99"/>
    </style:style>
    <style:style style:name="P2" style:family="paragraph" style:parent-style-name="Standard">
      <style:text-properties fo:color="#66ff99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111111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99ff99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99ff99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0"/><text:span text:style-name="T1">SCELTE SULLA STRUTTURA DEL CODICE</text:span></text:p>
      <text:p text:style-name="P2"/>
      <text:p text:style-name="P2"/>
      <text:p text:style-name="P2"/>
      <text:p text:style-name="P3">Nello sviluppo del seguente software sono state attuate scelte algoritmiche particolari: prima di tutto si è cercato il più possibile di utilizzare il pattern Model View Controller, per separare la logica del codice dalla visualizzazione dell'interfaccia. Inoltre si è preferito utilizzare lo strumento RMI (Remote Method Invocation) per la comunicazione Client-Server rispetto al classico utilizzo dei socket.</text:p>
      <text:p text:style-name="P3">Questo per il fatto che RMI sia uno strumento più ad alto livello e di configurazione più immediata rispetto ai socket, risulta più semplice da utilizzare ed è più facile scrivere codice che rispetti criteri di qualità.</text:p>
      <text:p text:style-name="P3">I metodi lato server aventi come compito la comunicazione con la base di dati sono tutti “synchronized”, questo garantisce un accesso privo di problemi ed incoerenze al databas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STRUMENTI UTILIZZATI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03T19:59:25.97</meta:creation-date>
    <dc:date>2018-02-05T15:47:45.30</dc:date>
    <meta:editing-duration>PT16H2M35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2" meta:paragraph-count="5" meta:word-count="129" meta:character-count="891"/>
  </office:meta>
</office:document-meta>
</file>